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 style:data-style-name="N104"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to</text:p>
          </table:table-cell>
          <table:table-cell table:style-name="Default" office:value-type="string" calcext:value-type="string">
            <text:p>Preço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PLACA MÃE</text:p>
          </table:table-cell>
          <table:table-cell office:value-type="currency" office:currency="BRL" office:value="309.9" calcext:value-type="currency">
            <text:p>R$ 309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50008/placa-mae-asus-p-intel-lga-1155-matx-h61m-a-br-2xddr3-hdmi-dvi-vga-digi-vrm-pci-x1-sata-3gb-s-rede-gigabit-bios-uefi" xlink:type="simple">http://www.kabum.com.br/produto/50008/placa-mae-asus-p-intel-lga-1155-matx-h61m-a-br-2xddr3-hdmi-dvi-vga-digi-vrm-pci-x1-sata-3gb-s-rede-gigabit-bios-uefi</text:a></text:p>
          </table:table-cell>
        </table:table-row>
        <table:table-row table:style-name="ro1">
          <table:table-cell office:value-type="string" calcext:value-type="string">
            <text:p>PROCESSADO R$ 249,90 </text:p>
          </table:table-cell>
          <table:table-cell office:value-type="currency" office:currency="BRL" office:value="249.9" calcext:value-type="currency">
            <text:p>R$ 249,90</text:p>
          </table:table-cell>
          <table:table-cell office:value-type="string" calcext:value-type="string">
            <text:p>KABUM</text:p>
          </table:table-cell>
          <table:table-cell table:style-name="ce1" office:value-type="string" calcext:value-type="string">
            <text:p><text:a xlink:href="http://www.kabum.com.br/produto/56674/processador-intel-celeron-g1840-haswell-cache-2mb-2-8ghz-lga1150-intel-hd-graphics-bx80646g1840/?tag=CELERON" xlink:type="simple">http://www.kabum.com.br/produto/56674/processador-intel-celeron-g1840-haswell-cache-2mb-2-8ghz-lga1150-intel-hd-graphics-bx80646g1840/?tag=CELERON</text:a></text:p>
          </table:table-cell>
        </table:table-row>
        <table:table-row table:style-name="ro1">
          <table:table-cell office:value-type="string" calcext:value-type="string">
            <text:p>MEMORIA RAM</text:p>
          </table:table-cell>
          <table:table-cell office:value-type="currency" office:currency="BRL" office:value="235.9" calcext:value-type="currency">
            <text:p>R$ 235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http://www.kabum.com.br/produto/50778/memoria-kingston-hyperx-fury-8gb-1866mhz-ddr3-cl10-black-series-hx318c10fb-8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currency" office:currency="BRL" office:value="319.9" calcext:value-type="currency">
            <text:p>R$ 319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24874/hd-seagate-sata-35-desktop-hdd-1tb-7200rpm-64mb-cache-sata-6gb-s-st1000dm003" xlink:type="simple">http://www.kabum.com.br/produto/24874/hd-seagate-sata-35-desktop-hdd-1tb-7200rpm-64mb-cache-sata-6gb-s-st1000dm003</text:a></text:p>
          </table:table-cell>
        </table:table-row>
        <table:table-row table:style-name="ro1">
          <table:table-cell office:value-type="string" calcext:value-type="string">
            <text:p>PLACA VIDEOR$ 269,90 </text:p>
          </table:table-cell>
          <table:table-cell office:value-type="currency" office:currency="BRL" office:value="269.9" calcext:value-type="currency">
            <text:p>R$ 269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75573/placa-de-video-vga-zogis-geforce-gt-730-2gb-ddr3-64bits-zogt730-2gd3h12-" xlink:type="simple">http://www.kabum.com.br/produto/75573/placa-de-video-vga-zogis-geforce-gt-730-2gb-ddr3-64bits-zogt730-2gd3h12-</text:a></text:p>
          </table:table-cell>
        </table:table-row>
        <table:table-row table:style-name="ro1">
          <table:table-cell office:value-type="string" calcext:value-type="string">
            <text:p>GABINETE</text:p>
          </table:table-cell>
          <table:table-cell office:value-type="currency" office:currency="BRL" office:value="311.9" calcext:value-type="currency">
            <text:p>R$ 311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49626/gabinete-x-trike-bi-turbo-sem-fonte-636b-preto" xlink:type="simple">http://www.kabum.com.br/produto/49626/gabinete-x-trike-bi-turbo-sem-fonte-636b-preto</text:a></text:p>
          </table:table-cell>
        </table:table-row>
        <table:table-row table:style-name="ro1">
          <table:table-cell office:value-type="string" calcext:value-type="string">
            <text:p>PLACA REDE</text:p>
          </table:table-cell>
          <table:table-cell office:value-type="currency" office:currency="BRL" office:value="79.9" calcext:value-type="currency">
            <text:p>R$ 79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7750/placa-de-rede-tp-link-wireless-300mbps-tl-wn951n-adaptador-wireless-pci-draft-n/?tag=placa%20de%20rede" xlink:type="simple">http://www.kabum.com.br/produto/7750/placa-de-rede-tp-link-wireless-300mbps-tl-wn951n-adaptador-wireless-pci-draft-n/?tag=placa%20de%20rede</text:a></text:p>
          </table:table-cell>
        </table:table-row>
        <table:table-row table:style-name="ro1">
          <table:table-cell office:value-type="string" calcext:value-type="string">
            <text:p>CABO SATA</text:p>
          </table:table-cell>
          <table:table-cell office:value-type="currency" office:currency="BRL" office:value="3.9" calcext:value-type="currency">
            <text:p>R$ 3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63408/gv-brasil-cabo-de-dados-sata-cbf-001" xlink:type="simple">http://www.kabum.com.br/produto/63408/gv-brasil-cabo-de-dados-sata-cbf-001</text:a>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currency" office:currency="BRL" office:value="388.9" calcext:value-type="currency">
            <text:p>R$ 388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41608/monitor-led-aoc-18-5-hd-widescreen-ultra-high-dcr-osd-vga-e970swnl-preto" xlink:type="simple">http://www.kabum.com.br/produto/41608/monitor-led-aoc-18-5-hd-widescreen-ultra-high-dcr-osd-vga-e970swnl-preto</text:a>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currency" office:currency="BRL" office:value="351.9" calcext:value-type="currency">
            <text:p>R$ 351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34215/fonte-corsair-cx-500w-cp-9020047-ww-80-plus-bronze" xlink:type="simple">http://www.kabum.com.br/produto/34215/fonte-corsair-cx-500w-cp-9020047-ww-80-plus-bronze</text:a></text:p>
          </table:table-cell>
        </table:table-row>
        <table:table-row table:style-name="ro1">
          <table:table-cell office:value-type="string" calcext:value-type="string">
            <text:p>KIT MOUSE</text:p>
          </table:table-cell>
          <table:table-cell office:value-type="currency" office:currency="BRL" office:value="123.9" calcext:value-type="currency">
            <text:p>R$ 123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64038/teclado-e-mouse-gamer-multilaser-lightning-tc195/?tag=GAMER" xlink:type="simple">http://www.kabum.com.br/produto/64038/teclado-e-mouse-gamer-multilaser-lightning-tc195/?tag=GAMER</text:a></text:p>
          </table:table-cell>
        </table:table-row>
        <table:table-row table:style-name="ro1">
          <table:table-cell office:value-type="string" calcext:value-type="string">
            <text:p>PASTA TERMICA</text:p>
          </table:table-cell>
          <table:table-cell office:value-type="currency" office:currency="BRL" office:value="5.87" calcext:value-type="currency">
            <text:p>R$ 5,87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64038/teclado-e-mouse-gamer-multilaser-lightning-tc195/?tag=GAMER" xlink:type="simple">http://www.kabum.com.br/produto/64038/teclado-e-mouse-gamer-multilaser-lightning-tc195/?tag=GAMER</text:a></text:p>
          </table:table-cell>
        </table:table-row>
        <table:table-row table:style-name="ro1">
          <table:table-cell office:value-type="string" calcext:value-type="string">
            <text:p>ESTABILIZADO</text:p>
          </table:table-cell>
          <table:table-cell office:value-type="currency" office:currency="BRL" office:value="132.9" calcext:value-type="currency">
            <text:p>R$ 132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21046/estabilizador-sms-430va-bivolt-revolution-vi-16612" xlink:type="simple">http://www.kabum.com.br/produto/21046/estabilizador-sms-430va-bivolt-revolution-vi-16612</text:a></text:p>
          </table:table-cell>
        </table:table-row>
        <table:table-row table:style-name="ro1">
          <table:table-cell office:value-type="string" calcext:value-type="string">
            <text:p>WEB CAM</text:p>
          </table:table-cell>
          <table:table-cell office:value-type="currency" office:currency="BRL" office:value="50.91" calcext:value-type="currency">
            <text:p>R$ 50,91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21663/webcam-fortrek-webcam-easycam-1-3mp-usb-2-0-ec204-preto-prata-35100" xlink:type="simple">http://www.kabum.com.br/produto/21663/webcam-fortrek-webcam-easycam-1-3mp-usb-2-0-ec204-preto-prata-35100</text:a></text:p>
          </table:table-cell>
        </table:table-row>
        <table:table-row table:style-name="ro1">
          <table:table-cell office:value-type="string" calcext:value-type="string">
            <text:p>CAIXA SOM</text:p>
          </table:table-cell>
          <table:table-cell office:value-type="currency" office:currency="BRL" office:value="48.9" calcext:value-type="currency">
            <text:p>R$ 48,90</text:p>
          </table:table-cell>
          <table:table-cell office:value-type="string" calcext:value-type="string">
            <text:p>KABUM</text:p>
          </table:table-cell>
          <table:table-cell office:value-type="string" calcext:value-type="string">
            <text:p><text:a xlink:href="http://www.kabum.com.br/produto/12737/caixa-de-som-2-0-multilaser-8w-black-piano-sp091" xlink:type="simple">http://www.kabum.com.br/produto/12737/caixa-de-som-2-0-multilaser-8w-black-piano-sp091</text:a>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table:style-name="ce2" office:value-type="currency" office:currency="BRL" office:value="518.41" calcext:value-type="currency">
            <text:p>R$ 518,41</text:p>
          </table:table-cell>
          <table:table-cell office:value-type="string" calcext:value-type="string">
            <text:p>KABUK</text:p>
          </table:table-cell>
          <table:table-cell office:value-type="string" calcext:value-type="string">
            <text:p><text:a xlink:href="http://www.kabum.com.br/produto/69911/microsoft-windows-10-home-32-bits-portugues-kw9-00112-oem" xlink:type="simple">http://www.kabum.com.br/produto/69911/microsoft-windows-10-home-32-bits-portugues-kw9-00112-oem</text:a>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currency" office:currency="BRL" office:value="3402.89" calcext:value-type="currency">
            <text:p>R$ 3.402,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16-04-20T19:09:15.372803137</meta:creation-date>
    <dc:date>2016-04-20T19:53:30.142445124</dc:date>
    <dc:creator>Aluno </dc:creator>
    <meta:editing-duration>PT13M53S</meta:editing-duration>
    <meta:editing-cycles>2</meta:editing-cycles>
    <meta:generator>LibreOffice/4.4.3.2$Linux_X86_64 LibreOffice_project/40m0$Build-2</meta:generator>
    <meta:document-statistic meta:table-count="1" meta:cell-count="70" meta:object-count="0"/>
  </office:meta>
</office:document-meta>
</file>